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color="#000000" style:font-name="Times New Roman"/>
    </style:style>
    <style:style style:name="T1" style:family="text">
      <style:text-properties fo:font-variant="normal" fo:text-transform="none" fo:color="#d1d5db" style:font-name="S hne" fo:font-size="12pt" fo:letter-spacing="normal" fo:font-style="normal" fo:font-weight="normal"/>
    </style:style>
    <style:style style:name="T2" style:family="text">
      <style:text-properties fo:font-variant="normal" fo:text-transform="none" fo:color="#d1d5db" style:font-name="Times New Roman" fo:font-size="12pt" fo:letter-spacing="normal" fo:font-style="normal" fo:font-weight="normal"/>
    </style:style>
    <style:style style:name="T3" style:family="text">
      <style:text-properties fo:font-variant="normal" fo:text-transform="none" fo:color="#000000" style:font-name="Times New Roman" fo:font-size="12pt" fo:letter-spacing="normal" fo:font-style="normal" fo:font-weight="normal"/>
    </style:style>
    <style:style style:name="T4" style:family="text">
      <style:text-properties fo:font-variant="normal" fo:text-transform="none" fo:color="#000000" fo:font-size="12pt" fo:letter-spacing="normal" fo:font-style="normal" fo:font-weight="normal"/>
    </style:style>
    <style:style style:name="T5" style:family="text">
      <style:text-properties fo:font-variant="normal" fo:text-transform="none" fo:color="#000000" style:font-name="S hne" fo:font-size="12pt" fo:letter-spacing="normal" fo:font-style="normal" fo:font-weight="normal"/>
    </style:style>
    <style:style style:name="T6" style:family="text">
      <style:text-properties fo:font-variant="normal" fo:text-transform="none"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53294536058558465" text:style-name="L1">
        <text:list-item>
          <text:p text:style-name="P1">Enumere y explique las caracteŕisticas principales del Lenguaje de Programación Python</text:p>
        </text:list-item>
      </text:list>
      <text:p text:style-name="Standard"/>
      <text:p text:style-name="Standard"><text:s/>a. Python es un lenguaje de proposito general por la amplia gama de proyectos alos que se puee aplicar</text:p>
      <text:p text:style-name="Standard">b. Es un lenguaje de alto nivel ya que se asemeja mucho a al lenguaje humano, con lo que poemos interpretar la funcion de un codigo e manera general solo con un vistaso, y de teber a demas un minimo conocimiento de ingles se vuelve mas facil incluso. Esto genera que sea uno de los lenguajes de programacion mas faciles de aprender <text:s/>.</text:p>
      <text:list xml:id="list6096300761990280505" text:style-name="L2">
        <text:list-item>
          <text:p text:style-name="P2">es de tipado dinamico: lo que significa que no requiere que le indiquemos el tipo e dato que vamos a usar ya que hace esta interpretacion por su cuenta.</text:p>
        </text:list-item>
      </text:list>
      <text:list xml:id="list2990308140087359274" text:style-name="L3">
        <text:list-item>
          <text:p text:style-name="P3">Python esta orientado a objetos</text:p>
        </text:list-item>
      </text:list>
      <text:p text:style-name="Standard"><text:s text:c="5"/>e. Es un lenguaje interpretado ya que lee e interpreta linea por linea y va ejecutando a diferencia de como funciona el lenge compilao que interpreta todo el codigo en su conjunto y no linea por linea. Esto vuelve a python un lenguaje mas facil cuando se trata de corregir errores. Asu ves la deventaja de esto es que al tener un proceso extra lo vuelve mas pesado y lento ya que esta traduciendo el programa mientras se esta ejecutando y no al final el copilado total.</text:p>
      <text:p text:style-name="Standard"/>
      <text:p text:style-name="Standard"/>
      <text:p text:style-name="Standard"/>
      <text:p text:style-name="Standard">2. Al margen de la comparacion, <text:s/>cabe aclarar que cada lenguaje, por mas nuevo o viejo que sea, suele aplicarse a cada proyecto en base a las necesiades de dicho proyecto, es decir, lo que marcara que programa sera mas adecuado, sera los limites y especificaciones de dicho proyecto, ya que, seria poco eficiente complicar las cosas por el capricho de usar un lenguaje sin tener en cuenta lo dicho anteriormente.</text:p>
      <text:p text:style-name="Standard"/>
      <text:p text:style-name="Standard">2-a. PHP si bien comparte muchas caracteristicas con Python (facilidad de aprendisaje, frameworks y bibliotecas y amplias comunidades y recursos) , este suele estar exclusivamente enfocado en el desarrollo web del lado el servidor.</text:p>
      <text:p text:style-name="Standard"/>
      <text:p text:style-name="Standard">2-b. C es considerablemente diferente a Python ya que estan orientados a propositos diferentes. Podriamos conciderar a C un lenguaje mas abanzado y complejo a la hora de aprender y trabajar con el ya que su sintaxis es mas densa (esto empeora la legibilidad del codigo), <text:s/>posee tipado de datos estatico (hay que declarar que tipo de dato de una variable antes de usarla, haciendo codigo mas seguro), y lo mas importante, su rendimiento y manejo de memoria es mucho mejor que python, lo que lo vuelve un lenguaje ideal para trabajar con cosas como micro-controladores, sistemas operativos o cualquier aplicacion de alto rendimiento donde sea critica la eficiencia.</text:p>
      <text:p text:style-name="Standard"/>
      <text:p text:style-name="Standard">2-c. A deferencia e Python java tiene una sintaxis mas detallada y no tan simple. Aunque no sea tan sensillo como python sigue siendo un nivel relativamente amigable para el aprendisaje.</text:p>
      <text:p text:style-name="Standard">Es un llenguaje copilado al igual que C lo que lo hace mejor en terminos de rendimiento y tambien es un lenguaje estatico (lo que requiere declaracion de variables previo al uso de las mismas)</text:p>
      <text:p text:style-name="Standard"/>
      <text:p text:style-name="Standard">2-d. Pascal es un lenguaje anticuo (1960) creado sobre todo para el aprendizaje de programacion.</text:p>
      <text:p text:style-name="Standard">Su antiguedad se ve en lo rigido de su lenguaje, pero sigue ciendo amigable con los principiantes, sigue ciendo un lenguaje mas eficiente en terminos de renimiento que python, normalmente aemas el aprendisaje se lo a usado para aplicaciones cientificas y tecnicas.</text:p>
      <text:p text:style-name="Standard"/>
      <text:p text:style-name="Standard">2-e. <text:span text:style-name="T3">Ruby y Python son dos lenguajes de programación que tienen algunas similitudes, pero también diferencias notables en términos de sintaxis, diseño, filosofía y ecosistemas. Ruby es conocido por su facilidad de aprendizaje y es muy bueno para principiantes. En terminos de renimiento es mas lento que Python. Ruby esta diseñado pare tener una sintaxis elegante y buena legibilidad de coigo.</text:span></text:p>
      <text:p text:style-name="Standard"><text:soft-page-break/><text:span text:style-name="T3">Es conocido por su uso en el desarrollo web a través de Ruby on Rails, pero también se utiliza en scripting y aplicaciones empresariales. </text:span></text:p>
      <text:p text:style-name="Standard"><text:span text:style-name="T3"/></text:p>
      <text:p text:style-name="Standard"><text:span text:style-name="T3">2-f. JavaScript y Python tienen enfoques algo iferentes, ya python es de proposito mas general, mientras que el primero esta orientado al desarrollo web del lado del cliente para crear aplicaciones web (Front-end). Tambien se usa en desarrollo del lado del servidor. Su legibilidad de codigo puede variar dependiendo de quien este ejecutando el codigo y en terminos dde renimiento se encuentra mas limitado ya que es un lenguaje interpretado que se ejecuta en un navegador lo que limita el rendimiento en comparacion con lenguajes copilados (in embargo, las optimizaciones JIT (Just-in-Time) en los motores de JavaScript modernos han mejorado significativamente el rendimiento)</text:span></text:p>
      <text:p text:style-name="Standard"><text:span text:style-name="T3"/></text:p>
      <text:p text:style-name="Standard"><text:span text:style-name="T3">3. algunos ejemplos de proyectos creados con Python podrian ser Pinterest o Instagram, ambos dos utilizando Django, un Frameworks de Python utilizado para crear pagubas wev robustas y rapidas.</text:span></text:p>
      <text:p text:style-name="Standard"><text:span text:style-name="T3"/></text:p>
      <text:p text:style-name="Standard"><text:span text:style-name="T3">4.Python se utiliza en el análisis de datos y el aprendizaje automático debido a su sintaxis clara, su amplio ecosistema de bibliotecas especializadas, su comunidad activa, su facilidad de integración, su versatilidad en todas las etapas de proyectos de datos y su poder en la creación de modelos de aprendizaje automático y visualización de datos. Python es un lenguaje de código abierto respaldado por una comunidad de desarrollo abierta, lo que lo convierte en una herramienta poderosa y ampliamente adoptada para resolver problemas basados en datos. </text:span></text:p>
      <text:p text:style-name="Standard"><text:span text:style-name="T3"/></text:p>
      <text:p text:style-name="Standard"><text:span text:style-name="T3">5. La relación entre Python y Raspberry Pi es muy estrecha y útil. Python es como el lenguaje principal para hacer proyectos en una Raspberry Pi debido a que es fácil de usar y entender. Raspberry Pi viene con herramientas de Python que ayudan a conectarlo con componentes como sensores y cámaras. También se usa mucho para enseñar a programar y hacer proyectos de electrónica. Con Python y Raspberry Pi, puedes crear proyectos variados, desde sistemas de monitoreo hasta automatización para el hogar. Además, hay comunidades activas en línea que ofrecen ayuda y comparten proyectos. En resumen, Python y Raspberry Pi trabajan juntos para facilitar la programación y la creación de proyectos electrónicos asequibles. </text:span></text:p>
      <text:p text:style-name="Standard"><text:span text:style-name="T3"/></text:p>
      <text:p text:style-name="Standard"><text:span text:style-name="T3">6. Python y Arduino se utilizan en proyectos de electrónica y robótica. Python controla las acciones de alto nivel y se comunica con Arduino a través de la interfaz serie. Juntos, permiten el desarrollo rápido de prototipos y son populares en la educación en informática y electrónica. Python se encarga de la lógica y la comunicación, mientras que Arduino se encarga del control en tiempo real y la interacción con componentes electrónicos. Esta combinación es versátil y se utiliza en una variedad de aplicaciones creativas y educativas. </text:span></text:p>
      <text:p text:style-name="P4"><text:span text:style-name="T6"/></text:p>
      <text:p text:style-name="Standard"><text:span text:style-name="T3">7. Python y Linux tienen una relación estrecha y beneficiosa. Python es un lenguaje de programación ampliamente utilizado en Linux y está preinstalado en muchas distribuciones. Se utiliza para la automatización, el desarrollo de software, scripting y administración del sistema en Linux. Además, Python es una opción popular para desarrollar aplicaciones y servicios en el entorno Linux. La colaboración entre las comunidades de desarrollo de Python y Linux es común, lo que refuerza su relación. En conjunto, Python y Linux son fundamentales en la informática y el desarrollo de software de código abier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6M12S</meta:editing-duration>
    <meta:editing-cycles>6</meta:editing-cycles>
    <meta:generator>OpenOffice/4.1.7$Win32 OpenOffice.org_project/417m1$Build-9800</meta:generator>
    <dc:date>2023-09-12T19:11:43.42</dc:date>
    <meta:document-statistic meta:table-count="0" meta:image-count="0" meta:object-count="0" meta:page-count="2" meta:paragraph-count="21" meta:word-count="1151" meta:character-count="7049"/>
    <meta:user-defined meta:name="Info 1"/>
    <meta:user-defined meta:name="Info 2"/>
    <meta:user-defined meta:name="Info 3"/>
    <meta:user-defined meta:name="Info 4"/>
  </office:meta>
</office:document-meta>
</file>